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12.5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Need to look at paper before I know what's importan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stortion coefficients of the estimated distortion model (evens only: k2, k4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Observation of image output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in chessboard</text:p>
          </table:table-cell>
          <table:table-cell office:value-type="string">
            <text:p>Unchanged, as expected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ur chessboard</text:p>
          </table:table-cell>
          <table:table-cell office:value-type="string">
            <text:p>Opencv unable to detect it!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el distortion</text:p>
          </table:table-cell>
          <table:table-cell office:value-type="string">
            <text:p>Appeared perfectly straight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cushion distortion</text:p>
          </table:table-cell>
          <table:table-cell office:value-type="string">
            <text:p>Could only find 47 of 49 corners. Eliminating a row gave some output; corrected fine but corners lost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lted 22.5 degrees</text:p>
          </table:table-cell>
          <table:table-cell office:value-type="string">
            <text:p>Found corners fine. Didn't change it.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lted 45 degrees</text:p>
          </table:table-cell>
          <table:table-cell office:value-type="string">
            <text:p>Found corners fine. Didn't change it.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lted 45 degrees, barrel</text:p>
          </table:table-cell>
          <table:table-cell office:value-type="string">
            <text:p>Corrected.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lted 45 degrees, pincushion</text:p>
          </table:table-cell>
          <table:table-cell office:value-type="string">
            <text:p>The corners became rounded. Some noise added. Otherwise correct.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lted 22.5 degrees, barrel</text:p>
          </table:table-cell>
          <table:table-cell office:value-type="string">
            <text:p>Corrected.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lted 22.5 degrees, pincushion</text:p>
          </table:table-cell>
          <table:table-cell office:value-type="string">
            <text:p>The corners became rounded. Some noise added. Otherwise correct.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fted barrel distortion</text:p>
          </table:table-cell>
          <table:table-cell office:value-type="string">
            <text:p>Near an image corner... for the first time, not properly corrected. Requires vaguely central centre of distortion?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hifted pincushion distortion</text:p>
          </table:table-cell>
          <table:table-cell office:value-type="string">
            <text:p>Couldn't find all corners. Only 47... eliminating a row didn't work.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ss 10 barrel</text:p>
          </table:table-cell>
          <table:table-cell office:value-type="string">
            <text:p>Couldn't detect corners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uss 10 pincushion</text:p>
          </table:table-cell>
          <table:table-cell office:value-type="string">
            <text:p>Able to find 37 corners in a circular pattern in the middle. Naive algorithm couldn't put these into lines, so couldn't run distortion removal.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ead 10 pincushion</text:p>
          </table:table-cell>
          <table:table-cell office:value-type="string">
            <text:p>Could find 7x6 or 6x7; falsely constructed lines resulting in weird 15a pattern. Surprisingly successful when cut down to 6x6, losing the corners but still correcting middle. See 15b.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read 20 pincushion</text:p>
          </table:table-cell>
          <table:table-cell office:value-type="string">
            <text:p>Couldn't find corners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ead 10 barrel</text:p>
          </table:table-cell>
          <table:table-cell office:value-type="string">
            <text:p>Corrected fine.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read 20 barrel</text:p>
          </table:table-cell>
          <table:table-cell office:value-type="string">
            <text:p>Can find 28 corners, but do nothing with thm.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arrel plus stretched edge</text:p>
          </table:table-cell>
          <table:table-cell office:value-type="string">
            <text:p>Finds corners, almost no change to ‘undistorted’ image.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cushion plus stretched edge</text:p>
          </table:table-cell>
          <table:table-cell office:value-type="string">
            <text:p>Finds 27 to 33 corners in the middle, but unable to construct lines to run distortion on them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seudo-Pincushion distortion in board corner</text:p>
          </table:table-cell>
          <table:table-cell office:value-type="string">
            <text:p>Finds corners, almost no change to ‘undistorted’ image.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seudo-Barrel distortion in board corner</text:p>
          </table:table-cell>
          <table:table-cell office:value-type="string">
            <text:p>Finds 47 corners, unable to reconstruct lines.</text:p>
          </table:table-cell>
          <table:table-cell table:number-columns-repeated="1021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23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22:03:23.32</meta:creation-date>
    <dc:date>2012-04-11T23:34:10.78</dc:date>
    <dc:creator>Ben Meadows</dc:creator>
    <meta:editing-duration>PT01H30M52S</meta:editing-duration>
    <meta:editing-cycles>7</meta:editing-cycles>
    <meta:generator>OpenOffice.org/3.2$Win32 OpenOffice.org_project/320m18$Build-9502</meta:generator>
    <meta:document-statistic meta:table-count="3" meta:cell-count="71" meta:object-count="0"/>
  </office:meta>
</office:document-meta>
</file>